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oridaRecord" style:family="table">
      <style:table-properties style:width="17cm" table:align="margins"/>
    </style:style>
    <style:style style:name="FloridaRecord.A" style:family="table-column">
      <style:table-column-properties style:column-width="3.399cm" style:rel-column-width="13106*"/>
    </style:style>
    <style:style style:name="FloridaRecord.C" style:family="table-column">
      <style:table-column-properties style:column-width="3.401cm" style:rel-column-width="13107*"/>
    </style:style>
    <style:style style:name="FloridaRecord.D" style:family="table-column">
      <style:table-column-properties style:column-width="3.401cm" style:rel-column-width="13108*"/>
    </style:style>
    <style:style style:name="FloridaRecord.A1" style:family="table-cell">
      <style:table-cell-properties fo:padding="0.097cm" fo:border-left="0.05pt solid #000000" fo:border-right="none" fo:border-top="0.05pt solid #000000" fo:border-bottom="0.05pt solid #000000"/>
    </style:style>
    <style:style style:name="FloridaRecord.E1" style:family="table-cell">
      <style:table-cell-properties fo:padding="0.097cm" fo:border="0.05pt solid #000000"/>
    </style:style>
    <style:style style:name="FloridaRecord.A2" style:family="table-cell">
      <style:table-cell-properties fo:padding="0.097cm" fo:border-left="0.05pt solid #000000" fo:border-right="none" fo:border-top="none" fo:border-bottom="0.05pt solid #000000"/>
    </style:style>
    <style:style style:name="FloridaRecord.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6" style:family="table-row">
      <style:table-row-properties style:min-row-height="0.781cm"/>
    </style:style>
    <style:style style:name="AverageVoters" style:family="table">
      <style:table-properties style:width="17cm" table:align="margins"/>
    </style:style>
    <style:style style:name="AverageVoters.A" style:family="table-column">
      <style:table-column-properties style:column-width="8.5cm" style:rel-column-width="32767*"/>
    </style:style>
    <style:style style:name="AverageVoters.B" style:family="table-column">
      <style:table-column-properties style:column-width="8.5cm" style:rel-column-width="32768*"/>
    </style:style>
    <style:style style:name="AverageVoters.A1" style:family="table-cell">
      <style:table-cell-properties fo:padding="0.097cm" fo:border-left="0.05pt solid #000000" fo:border-right="none" fo:border-top="0.05pt solid #000000" fo:border-bottom="0.05pt solid #000000"/>
    </style:style>
    <style:style style:name="AverageVoters.B1" style:family="table-cell">
      <style:table-cell-properties fo:padding="0.097cm" fo:border="0.05pt solid #000000"/>
    </style:style>
    <style:style style:name="AverageVoters.A2" style:family="table-cell">
      <style:table-cell-properties fo:padding="0.097cm" fo:border-left="0.05pt solid #000000" fo:border-right="none" fo:border-top="none" fo:border-bottom="0.05pt solid #000000"/>
    </style:style>
    <style:style style:name="AverageVoters.B2" style:family="table-cell">
      <style:table-cell-properties fo:padding="0.097cm" fo:border-left="0.05pt solid #000000" fo:border-right="0.05pt solid #000000" fo:border-top="none" fo:border-bottom="0.05pt solid #000000"/>
    </style:style>
    <style:style style:name="TotalPercentage" style:family="table">
      <style:table-properties style:width="17cm" table:align="margins"/>
    </style:style>
    <style:style style:name="TotalPercentage.A" style:family="table-column">
      <style:table-column-properties style:column-width="3.399cm" style:rel-column-width="13106*"/>
    </style:style>
    <style:style style:name="TotalPercentage.B" style:family="table-column">
      <style:table-column-properties style:column-width="3.401cm" style:rel-column-width="13107*"/>
    </style:style>
    <style:style style:name="TotalPercentage.E" style:family="table-column">
      <style:table-column-properties style:column-width="3.401cm" style:rel-column-width="13109*"/>
    </style:style>
    <style:style style:name="TotalPercentage.A1" style:family="table-cell">
      <style:table-cell-properties fo:padding="0.097cm" fo:border-left="0.05pt solid #000000" fo:border-right="none" fo:border-top="0.05pt solid #000000" fo:border-bottom="0.05pt solid #000000"/>
    </style:style>
    <style:style style:name="TotalPercentage.E1" style:family="table-cell">
      <style:table-cell-properties fo:padding="0.097cm" fo:border="0.05pt solid #000000"/>
    </style:style>
    <style:style style:name="TotalPercentage.A2" style:family="table-cell">
      <style:table-cell-properties fo:padding="0.097cm" fo:border-left="0.05pt solid #000000" fo:border-right="none" fo:border-top="none" fo:border-bottom="0.05pt solid #000000"/>
    </style:style>
    <style:style style:name="TotalPercentage.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c9b29"/>
    </style:style>
    <style:style style:name="P4" style:family="paragraph" style:parent-style-name="Standard">
      <style:paragraph-properties fo:text-align="start" style:justify-single-word="false"/>
      <style:text-properties officeooo:paragraph-rsid="002b5b58"/>
    </style:style>
    <style:style style:name="P5" style:family="paragraph" style:parent-style-name="Standard">
      <style:paragraph-properties fo:text-align="start" style:justify-single-word="false"/>
      <style:text-properties officeooo:rsid="0011c924" officeooo:paragraph-rsid="0011c924"/>
    </style:style>
    <style:style style:name="P6" style:family="paragraph" style:parent-style-name="Standard">
      <style:paragraph-properties fo:text-align="start" style:justify-single-word="false"/>
      <style:text-properties officeooo:rsid="0013409c" officeooo:paragraph-rsid="001454d7"/>
    </style:style>
    <style:style style:name="P7" style:family="paragraph" style:parent-style-name="Standard">
      <style:paragraph-properties fo:text-align="start" style:justify-single-word="false"/>
      <style:text-properties officeooo:rsid="0017041a" officeooo:paragraph-rsid="0017041a"/>
    </style:style>
    <style:style style:name="P8" style:family="paragraph" style:parent-style-name="Standard">
      <style:paragraph-properties fo:text-align="start" style:justify-single-word="false"/>
      <style:text-properties officeooo:rsid="00213f94" officeooo:paragraph-rsid="0017041a"/>
    </style:style>
    <style:style style:name="P9" style:family="paragraph" style:parent-style-name="Standard">
      <style:paragraph-properties fo:text-align="start" style:justify-single-word="false"/>
      <style:text-properties officeooo:rsid="00213f94" officeooo:paragraph-rsid="00213f94"/>
    </style:style>
    <style:style style:name="P10" style:family="paragraph" style:parent-style-name="Standard">
      <style:paragraph-properties fo:text-align="start" style:justify-single-word="false"/>
      <style:text-properties officeooo:rsid="002468e0" officeooo:paragraph-rsid="002468e0"/>
    </style:style>
    <style:style style:name="P11" style:family="paragraph" style:parent-style-name="Standard">
      <style:paragraph-properties fo:text-align="start" style:justify-single-word="false"/>
      <style:text-properties officeooo:rsid="00257c7b" officeooo:paragraph-rsid="00257c7b"/>
    </style:style>
    <style:style style:name="P12" style:family="paragraph" style:parent-style-name="Standard">
      <style:paragraph-properties fo:text-align="start" style:justify-single-word="false"/>
      <style:text-properties officeooo:rsid="0025fbf6" officeooo:paragraph-rsid="0025fbf6"/>
    </style:style>
    <style:style style:name="P13" style:family="paragraph" style:parent-style-name="Standard">
      <style:paragraph-properties fo:text-align="start" style:justify-single-word="false"/>
      <style:text-properties officeooo:rsid="002712ad" officeooo:paragraph-rsid="002712ad"/>
    </style:style>
    <style:style style:name="P14" style:family="paragraph" style:parent-style-name="Standard">
      <style:paragraph-properties fo:text-align="start" style:justify-single-word="false"/>
      <style:text-properties officeooo:rsid="00324411" officeooo:paragraph-rsid="00324411"/>
    </style:style>
    <style:style style:name="P15" style:family="paragraph" style:parent-style-name="Standard">
      <style:paragraph-properties fo:text-align="center" style:justify-single-word="false"/>
      <style:text-properties officeooo:rsid="00324411" officeooo:paragraph-rsid="00324411"/>
    </style:style>
    <style:style style:name="P16" style:family="paragraph" style:parent-style-name="Standard">
      <style:paragraph-properties fo:text-align="center" style:justify-single-word="false"/>
      <style:text-properties officeooo:rsid="00324411" officeooo:paragraph-rsid="0036688a"/>
    </style:style>
    <style:style style:name="P17" style:family="paragraph" style:parent-style-name="Standard">
      <style:paragraph-properties fo:text-align="center" style:justify-single-word="false"/>
      <style:text-properties officeooo:rsid="00324411" officeooo:paragraph-rsid="00421751"/>
    </style:style>
    <style:style style:name="P18" style:family="paragraph" style:parent-style-name="Standard">
      <style:paragraph-properties fo:text-align="start" style:justify-single-word="false"/>
      <style:text-properties officeooo:rsid="0036688a" officeooo:paragraph-rsid="0036688a"/>
    </style:style>
    <style:style style:name="P19" style:family="paragraph" style:parent-style-name="Standard">
      <style:paragraph-properties fo:text-align="start" style:justify-single-word="false"/>
      <style:text-properties officeooo:rsid="0037b77f" officeooo:paragraph-rsid="004018e5"/>
    </style:style>
    <style:style style:name="P20" style:family="paragraph" style:parent-style-name="Standard">
      <style:paragraph-properties fo:text-align="start" style:justify-single-word="false"/>
      <style:text-properties officeooo:rsid="00421751" officeooo:paragraph-rsid="00421751"/>
    </style:style>
    <style:style style:name="P21" style:family="paragraph" style:parent-style-name="Table_20_Contents">
      <style:paragraph-properties fo:text-align="start" style:justify-single-word="false"/>
      <style:text-properties officeooo:rsid="00104a4b" officeooo:paragraph-rsid="00104a4b"/>
    </style:style>
    <style:style style:name="P22" style:family="paragraph" style:parent-style-name="Table_20_Contents">
      <style:paragraph-properties fo:text-align="start" style:justify-single-word="false"/>
      <style:text-properties officeooo:rsid="0011c924" officeooo:paragraph-rsid="0011c924"/>
    </style:style>
    <style:style style:name="P23" style:family="paragraph" style:parent-style-name="Table_20_Contents">
      <style:paragraph-properties fo:text-align="start" style:justify-single-word="false"/>
      <style:text-properties officeooo:rsid="0015cea2" officeooo:paragraph-rsid="0015cea2"/>
    </style:style>
    <style:style style:name="P24" style:family="paragraph" style:parent-style-name="Table_20_Contents">
      <style:paragraph-properties fo:text-align="start" style:justify-single-word="false"/>
      <style:text-properties officeooo:rsid="001a7909" officeooo:paragraph-rsid="001a7909"/>
    </style:style>
    <style:style style:name="P25" style:family="paragraph" style:parent-style-name="Table_20_Contents">
      <style:paragraph-properties fo:text-align="start" style:justify-single-word="false"/>
      <style:text-properties officeooo:rsid="001ba082" officeooo:paragraph-rsid="001ba082"/>
    </style:style>
    <style:style style:name="P26" style:family="paragraph" style:parent-style-name="Table_20_Contents">
      <style:paragraph-properties fo:text-align="start" style:justify-single-word="false"/>
      <style:text-properties fo:color="#0000ff" officeooo:rsid="001bab5b" officeooo:paragraph-rsid="001bab5b"/>
    </style:style>
    <style:style style:name="P27" style:family="paragraph" style:parent-style-name="Table_20_Contents">
      <style:paragraph-properties fo:text-align="start" style:justify-single-word="false"/>
      <style:text-properties fo:color="#0000ff" officeooo:rsid="001a7909" officeooo:paragraph-rsid="001a7909"/>
    </style:style>
    <style:style style:name="P28" style:family="paragraph" style:parent-style-name="Table_20_Contents">
      <style:paragraph-properties fo:text-align="start" style:justify-single-word="false"/>
      <style:text-properties fo:color="#0000ff" officeooo:rsid="001cf442" officeooo:paragraph-rsid="001cf442"/>
    </style:style>
    <style:style style:name="P29" style:family="paragraph" style:parent-style-name="Table_20_Contents">
      <style:paragraph-properties fo:text-align="start" style:justify-single-word="false"/>
      <style:text-properties fo:color="#0000ff" officeooo:rsid="0020a90e" officeooo:paragraph-rsid="0020a90e"/>
    </style:style>
    <style:style style:name="P30" style:family="paragraph" style:parent-style-name="Table_20_Contents">
      <style:paragraph-properties fo:text-align="start" style:justify-single-word="false"/>
      <style:text-properties fo:color="#0000ff" officeooo:rsid="00307891" officeooo:paragraph-rsid="00307891"/>
    </style:style>
    <style:style style:name="P31" style:family="paragraph" style:parent-style-name="Table_20_Contents">
      <style:paragraph-properties fo:text-align="start" style:justify-single-word="false"/>
      <style:text-properties officeooo:rsid="001cb5f1" officeooo:paragraph-rsid="001cb5f1"/>
    </style:style>
    <style:style style:name="P32" style:family="paragraph" style:parent-style-name="Table_20_Contents">
      <style:paragraph-properties fo:text-align="start" style:justify-single-word="false"/>
      <style:text-properties fo:color="#000000" officeooo:rsid="001cf442" officeooo:paragraph-rsid="001cf442"/>
    </style:style>
    <style:style style:name="P33" style:family="paragraph" style:parent-style-name="Table_20_Contents">
      <style:paragraph-properties fo:text-align="start" style:justify-single-word="false"/>
      <style:text-properties fo:color="#000000" officeooo:rsid="001cf442" officeooo:paragraph-rsid="001e9dca"/>
    </style:style>
    <style:style style:name="P34" style:family="paragraph" style:parent-style-name="Table_20_Contents">
      <style:paragraph-properties fo:text-align="start" style:justify-single-word="false"/>
      <style:text-properties officeooo:rsid="001e9dca" officeooo:paragraph-rsid="001e9dca"/>
    </style:style>
    <style:style style:name="P35" style:family="paragraph" style:parent-style-name="Table_20_Contents">
      <style:paragraph-properties fo:text-align="start" style:justify-single-word="false"/>
      <style:text-properties officeooo:rsid="002068a7" officeooo:paragraph-rsid="002068a7"/>
    </style:style>
    <style:style style:name="P36" style:family="paragraph" style:parent-style-name="Table_20_Contents">
      <style:paragraph-properties fo:text-align="start" style:justify-single-word="false"/>
      <style:text-properties officeooo:rsid="002a4364" officeooo:paragraph-rsid="002a4364"/>
    </style:style>
    <style:style style:name="P37" style:family="paragraph" style:parent-style-name="Table_20_Contents">
      <style:paragraph-properties fo:text-align="start" style:justify-single-word="false"/>
      <style:text-properties officeooo:rsid="003d4cf8" officeooo:paragraph-rsid="003d4cf8"/>
    </style:style>
    <style:style style:name="P38" style:family="paragraph" style:parent-style-name="Table_20_Contents">
      <style:paragraph-properties fo:text-align="start" style:justify-single-word="false"/>
      <style:text-properties officeooo:rsid="003e3397" officeooo:paragraph-rsid="003e3397"/>
    </style:style>
    <style:style style:name="P39" style:family="paragraph" style:parent-style-name="Preformatted_20_Text">
      <style:paragraph-properties fo:text-align="start" style:justify-single-word="false"/>
    </style:style>
    <style:style style:name="P40" style:family="paragraph" style:parent-style-name="Preformatted_20_Text">
      <style:paragraph-properties fo:text-align="start" style:justify-single-word="false"/>
      <style:text-properties officeooo:rsid="00111e40" officeooo:paragraph-rsid="00111e40"/>
    </style:style>
    <style:style style:name="P41" style:family="paragraph" style:parent-style-name="Preformatted_20_Text">
      <style:paragraph-properties fo:text-align="start" style:justify-single-word="false"/>
      <style:text-properties officeooo:rsid="001454d7" officeooo:paragraph-rsid="001454d7"/>
    </style:style>
    <style:style style:name="P42" style:family="paragraph" style:parent-style-name="Standard">
      <style:paragraph-properties fo:text-align="start" style:justify-single-word="false"/>
      <style:text-properties officeooo:rsid="0017041a" officeooo:paragraph-rsid="0017041a"/>
    </style:style>
    <style:style style:name="P43" style:family="paragraph" style:parent-style-name="Standard">
      <style:paragraph-properties fo:text-align="start" style:justify-single-word="false"/>
      <style:text-properties officeooo:paragraph-rsid="0045a779"/>
    </style:style>
    <style:style style:name="P44" style:family="paragraph" style:parent-style-name="Standard">
      <style:paragraph-properties fo:text-align="start" style:justify-single-word="false"/>
      <style:text-properties officeooo:paragraph-rsid="00481c6d"/>
    </style:style>
    <style:style style:name="P45" style:family="paragraph" style:parent-style-name="Standard">
      <style:paragraph-properties fo:text-align="justify" style:justify-single-word="false"/>
      <style:text-properties officeooo:paragraph-rsid="00481c6d"/>
    </style:style>
    <style:style style:name="P46" style:family="paragraph" style:parent-style-name="Preformatted_20_Text">
      <style:paragraph-properties fo:text-align="start" style:justify-single-word="false"/>
      <style:text-properties fo:color="#0000ff" style:font-name="DejaVu Sans Mono" fo:font-size="10pt"/>
    </style:style>
    <style:style style:name="P47" style:family="paragraph" style:parent-style-name="Preformatted_20_Text">
      <style:paragraph-properties fo:text-align="start" style:justify-single-word="false"/>
      <style:text-properties fo:color="#0000ff" style:font-name="DejaVu Sans Mono" fo:font-size="10pt" officeooo:rsid="00111e40" officeooo:paragraph-rsid="00111e40"/>
    </style:style>
    <style:style style:name="P48" style:family="paragraph" style:parent-style-name="Preformatted_20_Text">
      <style:paragraph-properties fo:text-align="start" style:justify-single-word="false"/>
      <style:text-properties fo:color="#0000ff" style:font-name="DejaVu Sans Mono" fo:font-size="10pt" officeooo:rsid="001454d7" officeooo:paragraph-rsid="001454d7"/>
    </style:style>
    <style:style style:name="P49" style:family="paragraph" style:parent-style-name="Preformatted_20_Text">
      <style:paragraph-properties fo:text-align="start" style:justify-single-word="false"/>
      <style:text-properties fo:color="#0000ff" style:font-name="DejaVu Sans Mono" fo:font-size="10pt" officeooo:rsid="0015cea2" officeooo:paragraph-rsid="0015cea2"/>
    </style:style>
    <style:style style:name="T1" style:family="text">
      <style:text-properties officeooo:rsid="0009a58e"/>
    </style:style>
    <style:style style:name="T2" style:family="text">
      <style:text-properties officeooo:rsid="000c9b29"/>
    </style:style>
    <style:style style:name="T3" style:family="text">
      <style:text-properties officeooo:rsid="001332c5"/>
    </style:style>
    <style:style style:name="T4" style:family="text">
      <style:text-properties officeooo:rsid="001454d7"/>
    </style:style>
    <style:style style:name="T5" style:family="text">
      <style:text-properties officeooo:rsid="0018edc3"/>
    </style:style>
    <style:style style:name="T6" style:family="text">
      <style:text-properties officeooo:rsid="002068a7"/>
    </style:style>
    <style:style style:name="T7" style:family="text">
      <style:text-properties officeooo:rsid="0020a90e"/>
    </style:style>
    <style:style style:name="T8" style:family="text">
      <style:text-properties officeooo:rsid="00213f94"/>
    </style:style>
    <style:style style:name="T9" style:family="text">
      <style:text-properties officeooo:rsid="0022b11e"/>
    </style:style>
    <style:style style:name="T10" style:family="text">
      <style:text-properties officeooo:rsid="00240d9f"/>
    </style:style>
    <style:style style:name="T11" style:family="text">
      <style:text-properties officeooo:rsid="002870fa"/>
    </style:style>
    <style:style style:name="T12" style:family="text">
      <style:text-properties officeooo:rsid="002b5b58"/>
    </style:style>
    <style:style style:name="T13" style:family="text">
      <style:text-properties officeooo:rsid="0034b8a1"/>
    </style:style>
    <style:style style:name="T14" style:family="text">
      <style:text-properties officeooo:rsid="003e3397"/>
    </style:style>
    <style:style style:name="T15" style:family="text">
      <style:text-properties officeooo:rsid="0045a779"/>
    </style:style>
    <style:style style:name="T16" style:family="text">
      <style:text-properties officeooo:rsid="004757d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p text:style-name="P1"/>
      <text:p text:style-name="P1">Continual Assessment Number 1</text:p>
      <text:p text:style-name="P2"/>
      <text:p text:style-name="P2"/>
      <text:p text:style-name="P3"><text:span text:style-name="T2">1. <text:s/></text:span>The state of Florida is thinking of relaxing its policy on alcohol sales, to allow supermarkets to sell hard liquor, since the police predict that this can reduce violence. After some extensive polling, they find that only 30% and 10% of Republican and Independent voters are, respectively, behind the change in the law, while 80% of the Democrat voters are in favour. You are visiting the state, and ask a Police Officer what she thinks of the idea. She says she’s against the change to the law. What is the probability that she votes Democrat?</text:p>
      <text:p text:style-name="P3"/>
      <text:p text:style-name="P5">Using Results from the Florida election results for the <text:span text:style-name="T3">2016 election to use as our data for the question. </text:span></text:p>
      <text:p text:style-name="P6">Source: <text:span text:style-name="T4">https://www.nytimes.com/elections/results/florida</text:span></text:p>
      <text:p text:style-name="P3"/>
      <text:p text:style-name="P11">Table 1</text:p>
      <table:table table:name="FloridaRecord" table:style-name="FloridaRecord">
        <table:table-column table:style-name="FloridaRecord.A" table:number-columns-repeated="2"/>
        <table:table-column table:style-name="FloridaRecord.C"/>
        <table:table-column table:style-name="FloridaRecord.D" table:number-columns-repeated="2"/>
        <table:table-row>
          <table:table-cell table:style-name="FloridaRecord.A1" office:value-type="string">
            <text:p text:style-name="P21">Party</text:p>
          </table:table-cell>
          <table:table-cell table:style-name="FloridaRecord.A1" office:value-type="string">
            <text:p text:style-name="P21">Democrat</text:p>
          </table:table-cell>
          <table:table-cell table:style-name="FloridaRecord.A1" office:value-type="string">
            <text:p text:style-name="P21">Republican</text:p>
          </table:table-cell>
          <table:table-cell table:style-name="FloridaRecord.A1" office:value-type="string">
            <text:p text:style-name="P21">Independent</text:p>
          </table:table-cell>
          <table:table-cell table:style-name="FloridaRecord.E1" office:value-type="string">
            <text:p text:style-name="P22">Others</text:p>
          </table:table-cell>
        </table:table-row>
        <table:table-row>
          <table:table-cell table:style-name="FloridaRecord.A2" office:value-type="string">
            <text:p text:style-name="P21">People Who Voted</text:p>
          </table:table-cell>
          <table:table-cell table:style-name="FloridaRecord.A2" office:value-type="string">
            <text:p text:style-name="P46">4504975</text:p>
          </table:table-cell>
          <table:table-cell table:style-name="FloridaRecord.A2" office:value-type="string">
            <text:p text:style-name="P46">4617886</text:p>
          </table:table-cell>
          <table:table-cell table:style-name="FloridaRecord.A2" office:value-type="string">
            <text:p text:style-name="P47">81731</text:p>
          </table:table-cell>
          <table:table-cell table:style-name="FloridaRecord.E2" office:value-type="string">
            <text:p text:style-name="P48">297025</text:p>
          </table:table-cell>
        </table:table-row>
        <table:table-row>
          <table:table-cell table:style-name="FloridaRecord.A2" office:value-type="string">
            <text:p text:style-name="P23">Total voted</text:p>
          </table:table-cell>
          <table:table-cell table:style-name="FloridaRecord.A2" office:value-type="string">
            <text:p text:style-name="P49">9501617</text:p>
          </table:table-cell>
          <table:table-cell table:style-name="FloridaRecord.A2" office:value-type="string">
            <text:p text:style-name="P39"/>
          </table:table-cell>
          <table:table-cell table:style-name="FloridaRecord.A2" office:value-type="string">
            <text:p text:style-name="P40"/>
          </table:table-cell>
          <table:table-cell table:style-name="FloridaRecord.E2" office:value-type="string">
            <text:p text:style-name="P41"/>
          </table:table-cell>
        </table:table-row>
      </table:table>
      <text:p text:style-name="P3"/>
      <text:p text:style-name="P3"/>
      <text:p text:style-name="P7"><text:span text:style-name="T5">Using the source data we can f</text:span>ind out what proportion of voters <text:span text:style-name="T10">who would’ve </text:span>voted <text:span text:style-name="T5">for and against the change in the law</text:span> for each party and determining the percentage of people who <text:span text:style-name="T9">would’ve</text:span> voted for the others based on a mean value of the other three parties.</text:p>
      <text:p text:style-name="P7"/>
      <text:p text:style-name="P11">Table 2</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1">Party</text:p>
          </table:table-cell>
          <table:table-cell table:style-name="Table1.A1" office:value-type="string">
            <text:p text:style-name="P21">Democrat</text:p>
          </table:table-cell>
          <table:table-cell table:style-name="Table1.A1" office:value-type="string">
            <text:p text:style-name="P21">Republican</text:p>
          </table:table-cell>
          <table:table-cell table:style-name="Table1.A1" office:value-type="string">
            <text:p text:style-name="P21">Independent</text:p>
          </table:table-cell>
          <table:table-cell table:style-name="Table1.E1" office:value-type="string">
            <text:p text:style-name="P34">Others</text:p>
          </table:table-cell>
        </table:table-row>
        <table:table-row>
          <table:table-cell table:style-name="Table1.A2" office:value-type="string">
            <text:p text:style-name="P24">Percentage <text:s/>For</text:p>
          </table:table-cell>
          <table:table-cell table:style-name="Table1.A2" office:value-type="string">
            <text:p text:style-name="P24">80%</text:p>
          </table:table-cell>
          <table:table-cell table:style-name="Table1.A2" office:value-type="string">
            <text:p text:style-name="P24">30%</text:p>
          </table:table-cell>
          <table:table-cell table:style-name="Table1.A2" office:value-type="string">
            <text:p text:style-name="P24">10%</text:p>
          </table:table-cell>
          <table:table-cell table:style-name="Table1.E2" office:value-type="string">
            <text:p text:style-name="P33">54.<text:span text:style-name="T6">3</text:span>%</text:p>
          </table:table-cell>
        </table:table-row>
        <table:table-row>
          <table:table-cell table:style-name="Table1.A2" office:value-type="string">
            <text:p text:style-name="P24">Voted <text:s/>For</text:p>
          </table:table-cell>
          <table:table-cell table:style-name="Table1.A2" office:value-type="string">
            <text:p text:style-name="P27">3603980</text:p>
          </table:table-cell>
          <table:table-cell table:style-name="Table1.A2" office:value-type="string">
            <text:p text:style-name="P26">1385365</text:p>
          </table:table-cell>
          <table:table-cell table:style-name="Table1.A2" office:value-type="string">
            <text:p text:style-name="P26">8173</text:p>
          </table:table-cell>
          <table:table-cell table:style-name="Table1.E2" office:value-type="string">
            <text:p text:style-name="P29">161266</text:p>
          </table:table-cell>
        </table:table-row>
        <table:table-row>
          <table:table-cell table:style-name="Table1.A2" office:value-type="string">
            <text:p text:style-name="P36">Total For</text:p>
          </table:table-cell>
          <table:table-cell table:style-name="Table1.A2" office:value-type="string">
            <text:p text:style-name="P30">5158784</text:p>
          </table:table-cell>
          <table:table-cell table:style-name="Table1.A2" office:value-type="string">
            <text:p text:style-name="P26"/>
          </table:table-cell>
          <table:table-cell table:style-name="Table1.A2" office:value-type="string">
            <text:p text:style-name="P26"/>
          </table:table-cell>
          <table:table-cell table:style-name="Table1.E2" office:value-type="string">
            <text:p text:style-name="P29"/>
          </table:table-cell>
        </table:table-row>
        <table:table-row>
          <table:table-cell table:style-name="Table1.A2" office:value-type="string">
            <text:p text:style-name="P24">Percentage <text:s/>Against</text:p>
          </table:table-cell>
          <table:table-cell table:style-name="Table1.A2" office:value-type="string">
            <text:p text:style-name="P25">20%</text:p>
          </table:table-cell>
          <table:table-cell table:style-name="Table1.A2" office:value-type="string">
            <text:p text:style-name="P25">70%</text:p>
          </table:table-cell>
          <table:table-cell table:style-name="Table1.A2" office:value-type="string">
            <text:p text:style-name="P25">90%</text:p>
          </table:table-cell>
          <table:table-cell table:style-name="Table1.E2" office:value-type="string">
            <text:p text:style-name="P35">45.7%</text:p>
          </table:table-cell>
        </table:table-row>
        <table:table-row table:style-name="Table1.6">
          <table:table-cell table:style-name="Table1.A2" office:value-type="string">
            <text:p text:style-name="P24">Voted <text:s/>Against</text:p>
          </table:table-cell>
          <table:table-cell table:style-name="Table1.A2" office:value-type="string">
            <text:p text:style-name="P26">900995</text:p>
          </table:table-cell>
          <table:table-cell table:style-name="Table1.A2" office:value-type="string">
            <text:p text:style-name="P26">3232520</text:p>
          </table:table-cell>
          <table:table-cell table:style-name="Table1.A2" office:value-type="string">
            <text:p text:style-name="P26">73557</text:p>
          </table:table-cell>
          <table:table-cell table:style-name="Table1.E2" office:value-type="string">
            <text:p text:style-name="P29">135758</text:p>
          </table:table-cell>
        </table:table-row>
        <table:table-row table:style-name="Table1.6">
          <table:table-cell table:style-name="Table1.A2" office:value-type="string">
            <text:p text:style-name="P36">Total Against</text:p>
          </table:table-cell>
          <table:table-cell table:style-name="Table1.A2" office:value-type="string">
            <text:p text:style-name="P30">4342829</text:p>
          </table:table-cell>
          <table:table-cell table:style-name="Table1.A2" office:value-type="string">
            <text:p text:style-name="P26"/>
          </table:table-cell>
          <table:table-cell table:style-name="Table1.A2" office:value-type="string">
            <text:p text:style-name="P26"/>
          </table:table-cell>
          <table:table-cell table:style-name="Table1.E2" office:value-type="string">
            <text:p text:style-name="P29"/>
          </table:table-cell>
        </table:table-row>
      </table:table>
      <text:p text:style-name="P8"/>
      <text:p text:style-name="P8"/>
      <text:p text:style-name="P9">Finding the average percentage so that we may find the number of Other party voters who would vote for and against the change in the law.</text:p>
      <text:p text:style-name="P7"/>
      <text:p text:style-name="P11">Table 3</text:p>
      <table:table table:name="AverageVoters" table:style-name="AverageVoters">
        <table:table-column table:style-name="AverageVoters.A"/>
        <table:table-column table:style-name="AverageVoters.B"/>
        <table:table-row>
          <table:table-cell table:style-name="AverageVoters.A1" office:value-type="string">
            <text:p text:style-name="P31"/>
          </table:table-cell>
          <table:table-cell table:style-name="AverageVoters.B1" office:value-type="string">
            <text:p text:style-name="P32">Percentage (%)</text:p>
          </table:table-cell>
        </table:table-row>
        <table:table-row>
          <table:table-cell table:style-name="AverageVoters.A2" office:value-type="string">
            <text:p text:style-name="P31">Average For</text:p>
          </table:table-cell>
          <table:table-cell table:style-name="AverageVoters.B2" office:value-type="string">
            <text:p text:style-name="P28">54.<text:span text:style-name="T7">3</text:span></text:p>
          </table:table-cell>
        </table:table-row>
        <table:table-row>
          <table:table-cell table:style-name="AverageVoters.A2" office:value-type="string">
            <text:p text:style-name="P31">Average Against</text:p>
          </table:table-cell>
          <table:table-cell table:style-name="AverageVoters.B2" office:value-type="string">
            <text:p text:style-name="P28">45.7</text:p>
          </table:table-cell>
        </table:table-row>
      </table:table>
      <text:p text:style-name="P7"/>
      <text:p text:style-name="P7"/>
      <text:p text:style-name="P10"><text:soft-page-break/>The number of <text:span text:style-name="T8">Other party voters who would vote for and against the change in the law </text:span>can be seen in Table 2.</text:p>
      <text:p text:style-name="P10"/>
      <table:table table:name="TotalPercentage" table:style-name="TotalPercentage">
        <table:table-column table:style-name="TotalPercentage.A"/>
        <table:table-column table:style-name="TotalPercentage.B"/>
        <table:table-column table:style-name="TotalPercentage.A"/>
        <table:table-column table:style-name="TotalPercentage.B"/>
        <table:table-column table:style-name="TotalPercentage.E"/>
        <table:table-row>
          <table:table-cell table:style-name="TotalPercentage.A1" office:value-type="string">
            <text:p text:style-name="P21">Party</text:p>
          </table:table-cell>
          <table:table-cell table:style-name="TotalPercentage.A1" office:value-type="string">
            <text:p text:style-name="P21">Democrat</text:p>
          </table:table-cell>
          <table:table-cell table:style-name="TotalPercentage.A1" office:value-type="string">
            <text:p text:style-name="P21">Republican</text:p>
          </table:table-cell>
          <table:table-cell table:style-name="TotalPercentage.A1" office:value-type="string">
            <text:p text:style-name="P21">Independent</text:p>
          </table:table-cell>
          <table:table-cell table:style-name="TotalPercentage.E1" office:value-type="string">
            <text:p text:style-name="P37">Others</text:p>
          </table:table-cell>
        </table:table-row>
        <table:table-row>
          <table:table-cell table:style-name="TotalPercentage.A2" office:value-type="string">
            <text:p text:style-name="P38">Total Percentage</text:p>
          </table:table-cell>
          <table:table-cell table:style-name="TotalPercentage.A2" office:value-type="string">
            <text:p text:style-name="P38">47.4%</text:p>
          </table:table-cell>
          <table:table-cell table:style-name="TotalPercentage.A2" office:value-type="string">
            <text:p text:style-name="P38">48.6%</text:p>
          </table:table-cell>
          <table:table-cell table:style-name="TotalPercentage.A2" office:value-type="string">
            <text:p text:style-name="P38">0.86%</text:p>
          </table:table-cell>
          <table:table-cell table:style-name="TotalPercentage.E2" office:value-type="string">
            <text:p text:style-name="P38">3.1%</text:p>
          </table:table-cell>
        </table:table-row>
        <table:table-row>
          <table:table-cell table:style-name="TotalPercentage.A2" office:value-type="string">
            <text:p text:style-name="P37">Total Percentage For</text:p>
          </table:table-cell>
          <table:table-cell table:style-name="TotalPercentage.A2" office:value-type="string">
            <text:p text:style-name="P38">37.9%</text:p>
          </table:table-cell>
          <table:table-cell table:style-name="TotalPercentage.A2" office:value-type="string">
            <text:p text:style-name="P38">14.6%</text:p>
          </table:table-cell>
          <table:table-cell table:style-name="TotalPercentage.A2" office:value-type="string">
            <text:p text:style-name="P38">0.09%</text:p>
          </table:table-cell>
          <table:table-cell table:style-name="TotalPercentage.E2" office:value-type="string">
            <text:p text:style-name="P38">1.7%</text:p>
          </table:table-cell>
        </table:table-row>
        <table:table-row>
          <table:table-cell table:style-name="TotalPercentage.A2" office:value-type="string">
            <text:p text:style-name="P37">Total Percentage Against</text:p>
          </table:table-cell>
          <table:table-cell table:style-name="TotalPercentage.A2" office:value-type="string">
            <text:p text:style-name="P38">9.5%</text:p>
          </table:table-cell>
          <table:table-cell table:style-name="TotalPercentage.A2" office:value-type="string">
            <text:p text:style-name="P38">34%</text:p>
          </table:table-cell>
          <table:table-cell table:style-name="TotalPercentage.A2" office:value-type="string">
            <text:p text:style-name="P38">0.77%</text:p>
          </table:table-cell>
          <table:table-cell table:style-name="TotalPercentage.E2" office:value-type="string">
            <text:p text:style-name="P38">1.4%</text:p>
          </table:table-cell>
        </table:table-row>
      </table:table>
      <text:p text:style-name="P10"/>
      <text:p text:style-name="P10"/>
      <text:p text:style-name="P12">Now we have all the information to find out the probability that she votes Democrat.</text:p>
      <text:p text:style-name="P13">In order to find out the probability that she votes Democrat, <text:span text:style-name="T11">we must use Bayes Theorem.</text:span></text:p>
      <text:p text:style-name="P13"/>
      <text:p text:style-name="P14">Bayes Theorem states :-</text:p>
      <text:p text:style-name="P14"/>
      <text:p text:style-name="P15"><text:s text:c="55"/><draw:frame draw:style-name="fr1" draw:name="Object1" text:anchor-type="as-char" svg:y="-0.66cm" svg:width="4.417cm" svg:height="1.08cm" draw:z-index="1"><draw:object xlink:href="./Object 1" xlink:type="simple" xlink:show="embed" xlink:actuate="onLoad"/><draw:image xlink:href="./ObjectReplacements/Object 1" xlink:type="simple" xlink:show="embed" xlink:actuate="onLoad"/></draw:frame> <text:s text:c="13"/><text:tab/><text:tab/><text:tab/> <text:s text:c="13"/><text:span text:style-name="T13">(1)</text:span></text:p>
      <text:p text:style-name="P13"/>
      <text:p text:style-name="P13"/>
      <text:p text:style-name="P18">Therefore the probability of voting democrat given you’re against the change in the law is the following :-</text:p>
      <text:p text:style-name="P18"/>
      <text:p text:style-name="P18"/>
      <text:p text:style-name="P16"><text:s text:c="53"/><draw:frame draw:style-name="fr1" draw:name="Object2" text:anchor-type="as-char" svg:y="-0.713cm" svg:width="4.884cm" svg:height="1.182cm" draw:z-index="0"><draw:object xlink:href="./Object 2" xlink:type="simple" xlink:show="embed" xlink:actuate="onLoad"/><draw:image xlink:href="./ObjectReplacements/Object 2" xlink:type="simple" xlink:show="embed" xlink:actuate="onLoad"/><svg:desc>formula</svg:desc></draw:frame><text:tab/><text:tab/><text:tab/><text:tab/> <text:s text:c="13"/><text:span text:style-name="T13">(2)</text:span></text:p>
      <text:p text:style-name="P13"/>
      <text:p text:style-name="P13"/>
      <text:p text:style-name="P19">Where <draw:frame draw:style-name="fr1" draw:name="Object3" text:anchor-type="as-char" svg:y="-0.437cm" svg:width="2.852cm" svg:height="0.559cm" draw:z-index="2"><draw:object xlink:href="./Object 3" xlink:type="simple" xlink:show="embed" xlink:actuate="onLoad"/><draw:image xlink:href="./ObjectReplacements/Object 3" xlink:type="simple" xlink:show="embed" xlink:actuate="onLoad"/></draw:frame>, <draw:frame draw:style-name="fr1" draw:name="Object4" text:anchor-type="as-char" svg:y="-0.386cm" svg:width="2.713cm" svg:height="0.51cm" draw:z-index="3"><draw:object xlink:href="./Object 4" xlink:type="simple" xlink:show="embed" xlink:actuate="onLoad"/><draw:image xlink:href="./ObjectReplacements/Object 4" xlink:type="simple" xlink:show="embed" xlink:actuate="onLoad"/><svg:desc>formula</svg:desc></draw:frame><text:span text:style-name="T14">and </text:span><text:span text:style-name="T14"><draw:frame draw:style-name="fr1" draw:name="Object5" text:anchor-type="as-char" svg:y="-0.437cm" svg:width="3.014cm" svg:height="0.559cm" draw:z-index="4"><draw:object xlink:href="./Object 5" xlink:type="simple" xlink:show="embed" xlink:actuate="onLoad"/><draw:image xlink:href="./ObjectReplacements/Object 5" xlink:type="simple" xlink:show="embed" xlink:actuate="onLoad"/><svg:desc>formula</svg:desc></draw:frame></text:span></text:p>
      <text:p text:style-name="P13"/>
      <text:p text:style-name="P20">Therefore :-</text:p>
      <text:p text:style-name="P20"/>
      <text:p text:style-name="P17"><text:s/><draw:frame draw:style-name="fr1" draw:name="Object6" text:anchor-type="as-char" svg:y="-0.621cm" svg:width="5.634cm" svg:height="1cm" draw:z-index="5"><draw:object xlink:href="./Object 6" xlink:type="simple" xlink:show="embed" xlink:actuate="onLoad"/><draw:image xlink:href="./ObjectReplacements/Object 6" xlink:type="simple" xlink:show="embed" xlink:actuate="onLoad"/><svg:desc>formula</svg:desc></draw:frame></text:p>
      <text:p text:style-name="P13"/>
      <text:p text:style-name="P4"><text:span text:style-name="T12">2. <text:s/></text:span>A computer chip manufacturer suspects that roughly half of its latest batch of CPUs contains a flaw. The accounts department are clearly concerned, and are tying to predict how the fault will affect the number of customers returning products. How many CPUs from the batch would they need to examine to know the probability that any given CPU is faulty to better than 5%?</text:p>
      <text:p text:style-name="P7"/>
      <text:p text:style-name="P7"/>
      <text:p text:style-name="P7"/>
      <text:p text:style-name="P7"/>
      <text:p text:style-name="P7"/>
      <text:p text:style-name="P7"/>
      <text:p text:style-name="P7"/>
      <text:p text:style-name="P7"/>
      <text:p text:style-name="P7"/>
      <text:p text:style-name="P7"/>
      <text:p text:style-name="P43"><text:soft-page-break/><text:span text:style-name="T15">3. </text:span>A group researching cancer have previously found that the genetic marker D3 is a useful indication that a person will develop the more aggressive form of melanoma skin cancer, in that D3 is present in 65% of the aggressive cases. However the test is expensive. A rival group claim that the marker M23 is more sensitive than D3, and works out considerably cheaper to test for. The rival research team manage to get DNA samples from 7 patients with the aggressive form of the disease, all of whom test positive for the genetic marker M23. Based on these results, is M23 a better marker for the disease than D3?</text:p>
      <text:p text:style-name="P7"/>
      <text:p text:style-name="P7"/>
      <text:p text:style-name="P7"/>
      <text:p text:style-name="P7"/>
      <text:p text:style-name="P7"/>
      <text:p text:style-name="P44"><text:span text:style-name="T16">4. </text:span>Eight new recruits for a rugby team are timed in both the 100 meters and 1,500 to assess their athletic abilities. The following results were obtained,</text:p>
      <text:p text:style-name="P45"/>
      <text:p text:style-name="P45"><text:s text:c="46"/>100m: <text:s text:c="3"/>12 <text:s text:c="2"/>11 <text:s text:c="2"/>13 <text:s text:c="2"/>14 <text:s text:c="2"/>12 <text:s text:c="2"/>15 <text:s text:c="2"/>12 <text:s text:c="2"/>16 </text:p>
      <text:p text:style-name="P45"><text:s text:c="46"/>1500m: <text:s/>280 290 220 260 270 240 250 230 </text:p>
      <text:p text:style-name="P44"/>
      <text:p text:style-name="P44">What trend do we see in the data? Is the trend significant? Please create your own statistical functions when answering this ques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50:59.476462429</meta:creation-date>
    <dc:date>2017-10-18T21:56:49.935986253</dc:date>
    <meta:editing-duration>P1DT22H7M22S</meta:editing-duration>
    <meta:editing-cycles>58</meta:editing-cycles>
    <meta:generator>LibreOffice/5.1.6.2$Linux_X86_64 LibreOffice_project/10m0$Build-2</meta:generator>
    <meta:document-statistic meta:table-count="4" meta:image-count="0" meta:object-count="6" meta:page-count="3" meta:paragraph-count="92" meta:word-count="614" meta:character-count="3776" meta:non-whitespace-character-count="2952"/>
  </office:meta>
</office:document-meta>
</file>

<file path=Object 1/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i>B</mi>
            </mrow>
            <mo fence="true" stretchy="false">)</mo>
          </mrow>
        </mrow>
      </mfrac>
    </mrow>
    <annotation encoding="StarMath 5.0">{P(A %Ux2223 B)} = {P(B %Ux2223 A)P(A)} over {P(B)} </annotation>
  </semantics>
</math>
</file>

<file path=Object 2/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i>P</mi>
          <mrow>
            <mo fence="true" stretchy="false">(</mo>
            <mrow>
              <mrow>
                <msup>
                  <mi>F</mi>
                  <mi>C</mi>
                </msup>
                <mi mathvariant="normal">∣</mi>
                <mi>D</mi>
              </mrow>
            </mrow>
            <mo fence="true" stretchy="false">)</mo>
          </mrow>
          <mi>P</mi>
          <mrow>
            <mo fence="true" stretchy="false">(</mo>
            <mrow>
              <mi>D</mi>
            </mrow>
            <mo fence="true" stretchy="false">)</mo>
          </mrow>
        </mrow>
        <mrow>
          <mi>P</mi>
          <mrow>
            <mo fence="true" stretchy="false">(</mo>
            <mrow>
              <msup>
                <mi>F</mi>
                <mi>C</mi>
              </msup>
            </mrow>
            <mo fence="true" stretchy="false">)</mo>
          </mrow>
        </mrow>
      </mfrac>
    </mrow>
    <annotation encoding="StarMath 5.0">{P(D %Ux2223 {F^C})} = {P({F^C} %Ux2223 D)P(D)} over {P({F^C})}</annotation>
  </semantics>
</math>
</file>

<file path=Object 3/content.xml><?xml version="1.0" encoding="utf-8"?>
<math xmlns="http://www.w3.org/1998/Math/MathML" display="block">
  <semantics>
    <mrow>
      <mi>P</mi>
      <mrow>
        <mrow>
          <mo fence="true" stretchy="false">(</mo>
          <mrow>
            <msup>
              <mi>F</mi>
              <mi>C</mi>
            </msup>
          </mrow>
          <mo fence="true" stretchy="false">)</mo>
        </mrow>
        <mo stretchy="false">=</mo>
        <mn>45.7</mn>
      </mrow>
      <mi mathvariant="normal">%</mi>
    </mrow>
    <annotation encoding="StarMath 5.0">P({F^C}) = 45.7 %Ux0025 </annotation>
  </semantics>
</math>
</file>

<file path=Object 4/content.xml><?xml version="1.0" encoding="utf-8"?>
<math xmlns="http://www.w3.org/1998/Math/MathML" display="block">
  <semantics>
    <mrow>
      <mi>P</mi>
      <mrow>
        <mrow>
          <mo fence="true" stretchy="false">(</mo>
          <mrow>
            <mi>D</mi>
          </mrow>
          <mo fence="true" stretchy="false">)</mo>
        </mrow>
        <mo stretchy="false">=</mo>
        <mn>47.4</mn>
      </mrow>
      <mi mathvariant="normal">%</mi>
    </mrow>
    <annotation encoding="StarMath 5.0">P({D}) = 47.4 %Ux0025 </annotation>
  </semantics>
</math>
</file>

<file path=Object 5/content.xml><?xml version="1.0" encoding="utf-8"?>
<math xmlns="http://www.w3.org/1998/Math/MathML" display="block">
  <semantics>
    <mrow>
      <mi>P</mi>
      <mrow>
        <mrow>
          <mo fence="true" stretchy="false">(</mo>
          <mrow>
            <mrow>
              <msup>
                <mi>F</mi>
                <mi>C</mi>
              </msup>
              <mi mathvariant="normal">∣</mi>
              <mi>D</mi>
            </mrow>
          </mrow>
          <mo fence="true" stretchy="false">)</mo>
        </mrow>
        <mo stretchy="false">=</mo>
        <mn>20</mn>
      </mrow>
      <mi mathvariant="normal">%</mi>
    </mrow>
    <annotation encoding="StarMath 5.0">{P({F^C} %Ux2223 D) = 20 %Ux0025 }</annotation>
  </semantics>
</math>
</file>

<file path=Object 6/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n>0.474</mn>
          <mo stretchy="false">×</mo>
          <mn>0.2</mn>
        </mrow>
        <mn>0.457</mn>
      </mfrac>
      <mo stretchy="false">=</mo>
      <mrow>
        <mn>20.7</mn>
        <mi mathvariant="normal">%</mi>
      </mrow>
    </mrow>
    <annotation encoding="StarMath 5.0">{P(D %Ux2223 {F^C})} = {{0.474 times 0.2} over {0.457}} = { 20.7 %Ux0025  }</annotation>
  </semantics>
</math>
</file>